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exゴシック" svg:font-family="IPAexゴシック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top" draw:auto-grow-height="false" fo:min-height="5.25cm" fo:min-width="8.5cm"/>
    </style:style>
    <style:style style:name="gr2" style:family="graphic" style:parent-style-name="standard">
      <style:graphic-properties draw:stroke="none" draw:stroke-dash="Dashed_20__28_var_29__20_1" svg:stroke-width="0cm" draw:stroke-linejoin="none" svg:stroke-linecap="butt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1" svg:stroke-width="0cm" draw:stroke-linejoin="none" svg:stroke-linecap="butt" draw:fill="solid" draw:fill-color="#382c70" draw:textarea-horizontal-align="center" draw:textarea-vertical-align="middle"/>
    </style:style>
    <style:style style:name="gr4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top" draw:auto-grow-height="false" fo:min-height="6.944cm" fo:min-width="9.394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gr6" style:family="graphic" style:parent-style-name="standard">
      <style:graphic-properties draw:fill-color="#0084d1" draw:textarea-horizontal-align="justify" draw:textarea-vertical-align="middle" draw:auto-grow-height="false" fo:min-height="0.934cm" fo:min-width="6.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3.41cm" fo:min-width="7.664cm" fo:wrap-option="no-wrap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009933" draw:textarea-horizontal-align="justify" draw:textarea-vertical-align="middle" draw:auto-grow-height="false" fo:min-height="0.258cm" fo:min-width="3.32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009933" draw:textarea-horizontal-align="justify" draw:textarea-vertical-align="middle" draw:auto-grow-height="false" fo:min-height="0.258cm" fo:min-width="0.72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009933" draw:textarea-horizontal-align="justify" draw:textarea-vertical-align="middle" draw:auto-grow-height="false" fo:min-height="0.258cm" fo:min-width="2.0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009933" draw:textarea-horizontal-align="justify" draw:textarea-vertical-align="middle" draw:auto-grow-height="false" fo:min-height="0.66cm" fo:min-width="0.42cm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fo:min-height="0.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style:use-window-font-color="true"/>
    </style:style>
    <style:style style:name="P2" style:family="paragraph">
      <loext:graphic-properties draw:fill-color="#eeeeee"/>
      <style:paragraph-properties fo:text-align="center"/>
      <style:text-properties style:use-window-font-color="true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382c7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color="#ffffff"/>
    </style:style>
    <style:style style:name="P9" style:family="paragraph">
      <loext:graphic-properties draw:fill-color="#0084d1"/>
      <style:paragraph-properties fo:text-align="center"/>
      <style:text-properties fo:color="#ffffff"/>
    </style:style>
    <style:style style:name="P10" style:family="paragraph">
      <loext:graphic-properties draw:fill-color="#009933"/>
      <style:paragraph-properties fo:text-align="center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custom-shape draw:style-name="gr1" draw:text-style-name="P2" draw:layer="layout" svg:width="9cm" svg:height="5.5cm" svg:x="3.6cm" svg:y="7.4cm">
            <text:p text:style-name="P1">Namazu Swarm</text:p>
            <draw:enhanced-geometry svg:viewBox="0 0 21600 21600" draw:type="rectangle" draw:enhanced-path="M 0 0 L 21600 0 21600 21600 0 21600 0 0 Z N"/>
          </draw:custom-shape>
          <draw:g>
            <draw:path draw:style-name="gr2" draw:text-style-name="P3" draw:layer="layout" svg:width="0.715cm" svg:height="0.516cm" svg:x="8.694cm" svg:y="10.806cm" svg:viewBox="0 0 716 517" svg:d="M632 55c-256-216-341 265-632 439 666 121 844-262 632-439z">
              <text:p/>
            </draw:path>
            <draw:path draw:style-name="gr2" draw:text-style-name="P3" draw:layer="layout" svg:width="0.624cm" svg:height="0.629cm" svg:x="6.722cm" svg:y="10.611cm" svg:viewBox="0 0 625 630" svg:d="M133 22c302-132 259 355 492 608-671-79-742-498-492-608z">
              <text:p/>
            </draw:path>
            <draw:path draw:style-name="gr2" draw:text-style-name="P3" draw:layer="layout" svg:width="1.008cm" svg:height="0.814cm" svg:x="7.278cm" svg:y="8.755cm" svg:viewBox="0 0 1009 815" svg:d="M482 3c296-44 721 394 429 646-293 253-695 157-911 101 19-325 186-703 482-747z">
              <text:p/>
            </draw:path>
            <draw:path draw:style-name="gr2" draw:text-style-name="P3" draw:layer="layout" svg:width="0.636cm" svg:height="0.796cm" svg:x="6.663cm" svg:y="9.521cm" svg:viewBox="0 0 637 797" svg:d="M637 791c-256 30-626-56-637-325s277-470 488-466c-24 98-49 195-74 293 57 80 113 161 170 241 18 86 35 171 53 257z">
              <text:p/>
            </draw:path>
            <draw:path draw:style-name="gr2" draw:text-style-name="P3" draw:layer="layout" svg:width="0.872cm" svg:height="0.659cm" svg:x="7.183cm" svg:y="9.564cm" svg:viewBox="0 0 873 660" svg:d="M873 526c-30-270-642-320-710-526-54 70-109 140-163 210 200 150 399 300 599 450 91-45 182-89 274-134z">
              <text:p/>
            </draw:path>
            <draw:path draw:style-name="gr3" draw:text-style-name="P4" draw:layer="layout" svg:width="3.221cm" svg:height="3.579cm" svg:x="6.222cm" svg:y="8.719cm" svg:viewBox="0 0 3222 3580" svg:d="M3124 2214c23 34 33 72 30 110-148 138-347 196-492 221 165-73 325-187 462-331zM3138 2385c-42 88-165 175-398 182 125-28 273-82 398-182zM3028 2133c18 7 36 19 55 36 7 5 14 12 20 18-132 138-285 247-442 319 0-4 1-8 1-12 142-101 278-211 366-361zM2982 2122c4 0 8 1 12 1-78 130-195 229-320 319 33-41 64-83 92-123 77-106 143-197 216-197zM805 1509c23 18 48 34 74 48-48-6-94-14-138-27 20-6 42-13 64-21zM653 1409c20 0 40-1 60-3 17 29 38 54 61 76-35 12-68 21-92 28-65-27-121-64-158-111 35 5 80 10 129 10zM481 1191c47 19 124 49 190 63 3 44 11 83 26 117-79 5-155-5-198-12-14-28-23-59-24-93-1-27 1-52 6-75zM580 1002c25 31 66 80 103 115-7 33-12 66-12 100-64-14-137-43-181-61 20-65 56-116 88-152 1-1 1-1 2-2zM743 967c-21 37-38 74-50 112-31-32-65-72-89-101 37-35 79-65 123-88 4 22 9 50 16 77zM769 927c-4-20-8-38-10-52 23-10 46-18 70-24-23 24-43 50-60 76zM1228 600c-37 11-79 27-121 47 48-264 189-513 404-566-156 157-239 365-283 519zM1581 72c90 0 191 44 273 110-193 77-419 280-543 401-14 1-29 4-45 7 47-159 138-369 306-518 3 0 6 0 9 0zM2029 461c-238 10-479 88-644 154 0-8-5-22-27-28 131-125 349-315 527-379 59 55 107 121 130 189 7 20 12 41 14 64zM1876 708c-187-6-402-4-555-1 6-6 11-11 16-16 15-13 26-23 33-32 163-67 413-152 659-163-3 53-25 110-85 162-21 18-44 35-68 50zM1238 791c15-17 30-33 45-48 139-3 346-5 533-1-96 49-209 74-336 74-85 0-169-11-242-25zM1164 1068c-16-22-24-45-26-70-1-20 3-40 9-60 16 16 34 30 55 44-11 21-25 53-38 86zM1268 1153c-16-9-32-18-45-27s-24-19-34-28c13-34 28-68 42-98 32 19 67 37 105 54-29 36-52 70-68 99zM1511 1131c-49 17-94 43-129 67-30-10-57-20-83-31 17-29 40-63 70-98 22 9 43 19 65 28 26 11 52 22 77 34zM1571 1250c-16-4-32-9-47-13-34-9-66-17-97-26 39-24 86-47 134-57 42 20 82 41 117 64-37 7-73 19-107 32zM1631 1266c29-9 59-16 88-19 25 20 44 42 59 65-51-17-100-32-147-46zM630 2221c-13 11-26 22-38 34-33-42-51-84-56-123-2-10-2-19-2-28 29 43 61 82 96 117zM710 2163c-18 12-36 24-52 36-43-43-83-91-115-145 9-29 26-54 50-75 37 68 76 129 117 184zM706 1930c13 54 45 119 85 185-18 9-35 19-51 29-41-55-82-116-118-184 7-5 15-9 23-12 22-9 43-15 61-18zM821 2100c-37-61-67-121-80-170 56 8 91 61 128 148-16 7-32 14-48 22zM2982 2050c-107 0-182 105-269 226-15 21-30 42-46 63-11-219-99-475-349-705-155-143-310-230-455-289-33-154-221-236-404-314-113-49-230-99-281-160 4-6 7-11 11-17 84 18 186 33 291 33 203 0 374-58 507-174 103-89 136-210 92-340-67-198-299-373-498-373-16 0-32 1-48 4-280 42-456 360-501 683-39 23-78 50-114 79-134 2-286 75-389 188-84 94-126 202-122 315 11 252 294 365 571 365 28 0 55-1 82-4 12 4 24 8 35 11 103 33 200 65 200 117 0 150-206 231-356 291-2 1-4 2-7 2-46-108-102-194-207-194-32 0-67 9-105 25-109 48-166 146-151 260 7 53 31 109 74 163-87 100-136 215-136 335 0 162 68 330 230 458-8 1-16 1-23 1-81 0-142-24-193-75-38-38-125-144-116-305 8-134 8-280-91-321-26-11-53-16-79-16-70 0-119 40-131 69-8 17-2 27 1 32 4 4 8 6 13 6 8 0 14-6 23-14 13-12 32-29 60-34 57-9 134 20 136 125 0 26 0 52-1 78-1 162-3 330 124 457 64 64 174 87 218 94 22 4 46 6 71 6 39 0 82-5 129-14 47 23 100 44 157 62-85 66-171 101-256 101-50 0-88-13-108-19-10-3-16-5-20-5-7 0-10 3-11 5s-3 5-4 7c0 2 1 4 1 6 9 36 124 58 173 58 94 0 218-44 315-128 101 23 216 38 346 43 73 122 184 216 278 254 8 3 17 6 26 9 52 0 104 0 156 0 1-2 2-3 2-5-1-2-2-3-3-5-4-8-12-9-27-11-54-4-201-18-346-240h1c83 0 163-8 239-21 121 72 226 115 321 131 26 4 53 6 81 6 67 0 136-13 194-37 199-82 256-251 310-414 6-17 11-33 17-50 27-79 91-90 127-90 26 0 53 6 77 17 32 15 49 40 60 56 9 12 16 22 27 22 2 0 5-1 8-2 11-6 15-19 11-36-10-44-86-128-226-124-128 4-175 148-209 283-41 162-179 235-236 258-45 19-89 28-136 28-79 0-166-26-273-82 391-110 666-359 738-503 17-34 33-76 47-125 26 2 51 3 76 3 307 0 459-130 499-252 32-98 0-203-84-274-50-42-97-63-144-63z">
              <text:p/>
            </draw:path>
            <draw:path draw:style-name="gr2" draw:text-style-name="P3" draw:layer="layout" svg:width="0.089cm" svg:height="0.471cm" svg:x="7.676cm" svg:y="10.329cm" svg:viewBox="0 0 90 472" svg:d="M70 472c-1-134 2-258 20-472-34 7-65 23-90 45 15 130 36 289 70 427z">
              <text:p/>
            </draw:path>
            <draw:path draw:style-name="gr2" draw:text-style-name="P3" draw:layer="layout" svg:width="0.116cm" svg:height="0.432cm" svg:x="7.816cm" svg:y="10.365cm" svg:viewBox="0 0 117 433" svg:d="M111 47c-5-20-13-35-23-47-13 49-54 205-88 433 66-95 140-269 111-386z">
              <text:p/>
            </draw:path>
            <draw:path draw:style-name="gr2" draw:text-style-name="P3" draw:layer="layout" svg:width="0.103cm" svg:height="0.414cm" svg:x="7.611cm" svg:y="10.406cm" svg:viewBox="0 0 104 415" svg:d="M3 70c-18 124 47 274 101 345-33-133-55-286-70-415-16 22-27 45-31 70z">
              <text:p/>
            </draw:path>
            <draw:path draw:style-name="gr2" draw:text-style-name="P3" draw:layer="layout" svg:width="0.096cm" svg:height="0.491cm" svg:x="7.779cm" svg:y="10.324cm" svg:viewBox="0 0 97 492" svg:d="M97 17c-20-11-41-15-60-16-4-1-8-1-12-1-2 0-3 1-5 1-19 225-21 350-20 491 39-272 90-450 97-475z">
              <text:p/>
            </draw:path>
            <draw:path draw:style-name="gr2" draw:text-style-name="P3" draw:layer="layout" svg:width="0.052cm" svg:height="0.056cm" svg:x="7.27cm" svg:y="11.763cm" svg:viewBox="0 0 53 57" svg:d="M26 57c-14 0-26-13-26-28 0-16 12-29 26-29 15 0 27 13 27 29 0 15-12 28-27 28z">
              <text:p/>
            </draw:path>
            <draw:path draw:style-name="gr2" draw:text-style-name="P3" draw:layer="layout" svg:width="0.052cm" svg:height="0.055cm" svg:x="7.503cm" svg:y="11.809cm" svg:viewBox="0 0 53 56" svg:d="M26 56c-14 0-26-13-26-28 0-16 12-28 26-28 15 0 27 12 27 28 0 15-12 28-27 28z">
              <text:p/>
            </draw:path>
            <draw:path draw:style-name="gr2" draw:text-style-name="P3" draw:layer="layout" svg:width="0.167cm" svg:height="0.176cm" svg:x="6.947cm" svg:y="11.37cm" svg:viewBox="0 0 168 177" svg:d="M0 88c0 49 38 89 84 89s84-40 84-89-38-88-84-88-84 39-84 88z">
              <text:p/>
            </draw:path>
            <draw:path draw:style-name="gr2" draw:text-style-name="P3" draw:layer="layout" svg:width="0.167cm" svg:height="0.176cm" svg:x="7.929cm" svg:y="11.47cm" svg:viewBox="0 0 168 177" svg:d="M0 89c0 48 38 88 84 88s84-40 84-88c0-49-38-89-84-89s-84 40-84 89z">
              <text:p/>
            </draw:path>
          </draw:g>
          <draw:custom-shape draw:style-name="gr4" draw:text-style-name="P6" draw:layer="layout" svg:width="10cm" svg:height="7.3cm" svg:x="3.1cm" svg:y="6.1cm">
            <text:p text:style-name="P5">Travis CI / CircleCI / Jenkins ..</text:p>
            <draw:enhanced-geometry svg:viewBox="0 0 21600 21600" draw:type="rectangle" draw:enhanced-path="M 0 0 L 21600 0 21600 21600 0 21600 0 0 Z N"/>
          </draw:custom-shape>
        </draw:g>
        <draw:frame draw:style-name="gr5" draw:text-style-name="P7" draw:layer="layout" svg:width="8cm" svg:height="0.962cm" svg:x="2.6cm" svg:y="3.9cm">
          <draw:text-box>
            <text:p/>
          </draw:text-box>
        </draw:frame>
        <draw:g>
          <draw:custom-shape draw:style-name="gr4" draw:text-style-name="P6" draw:layer="layout" svg:width="10cm" svg:height="7.3cm" svg:x="17.2cm" svg:y="6.2cm">
            <text:p text:style-name="P5">GCP / AWS / Azure ..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9cm" svg:height="5.5cm" svg:x="17.645cm" svg:y="7.5cm">
            <text:p text:style-name="P1">Kubernetes / Docker Swarm ..</text:p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6.6cm" svg:height="1.184cm" svg:x="18.9cm" svg:y="8.666cm">
            <text:p text:style-name="P8">Docker</text:p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6.6cm" svg:height="1.184cm" svg:x="18.9cm" svg:y="10.047cm">
            <text:p text:style-name="P8">Docker</text:p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6.6cm" svg:height="1.184cm" svg:x="18.9cm" svg:y="11.428cm">
            <text:p text:style-name="P8">Docker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7" draw:text-style-name="P6" draw:layer="layout" svg:x1="9.2cm" svg:y1="10.2cm" svg:x2="18.9cm" svg:y2="9.2cm">
          <text:p/>
        </draw:line>
        <draw:line draw:style-name="gr7" draw:text-style-name="P6" draw:layer="layout" svg:x1="9.2cm" svg:y1="10.149cm" svg:x2="18.9cm" svg:y2="10.6cm">
          <text:p/>
        </draw:line>
        <draw:line draw:style-name="gr7" draw:text-style-name="P6" draw:layer="layout" svg:x1="9.2cm" svg:y1="10.149cm" svg:x2="18.9cm" svg:y2="11.9cm">
          <text:p/>
        </draw:line>
        <draw:custom-shape draw:style-name="gr8" draw:text-style-name="P6" draw:layer="layout" svg:width="11.6cm" svg:height="5.2cm" svg:x="10.7cm" svg:y="14cm">
          <text:p text:style-name="P5"><text:span text:style-name="T1">Executes CI jobs in parallel,</text:span><text:span text:style-name="T1"><text:line-break/></text:span><text:span text:style-name="T1">with optimized makespa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879.28626842514 -6138.204191501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g>
            <draw:custom-shape draw:style-name="gr9" draw:text-style-name="P10" draw:layer="layout" svg:width="3.9cm" svg:height="0.588cm" svg:x="16.35cm" svg:y="16.26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0" draw:layer="layout" svg:width="1.3cm" svg:height="0.588cm" svg:x="15.05cm" svg:y="16.26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layout" svg:width="1.3cm" svg:height="0.588cm" svg:x="15.05cm" svg:y="17.02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0" draw:layer="layout" svg:width="1.3cm" svg:height="0.588cm" svg:x="16.35cm" svg:y="17.02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2.6cm" svg:height="0.588cm" svg:x="17.65cm" svg:y="17.021cm">
              <text:p/>
              <draw:enhanced-geometry svg:viewBox="0 0 21600 21600" draw:type="rectangle" draw:enhanced-path="M 0 0 L 21600 0 21600 21600 0 21600 0 0 Z N"/>
            </draw:custom-shape>
          </draw:g>
          <draw:path draw:style-name="gr12" draw:text-style-name="P10" draw:layer="layout" svg:width="5.199cm" svg:height="0.581cm" svg:x="15.05cm" svg:y="17.806cm" svg:viewBox="0 0 5200 582" svg:d="M0 582v-582h650v582zM1950 582v-582h3250v582zM650 582v-582h1300v582z">
            <text:p/>
          </draw:path>
          <draw:frame draw:style-name="gr13" draw:text-style-name="P12" draw:layer="layout" svg:width="2.7cm" svg:height="0.725cm" svg:x="12.4cm" svg:y="16.2cm">
            <draw:text-box>
              <text:p text:style-name="P11"><text:span text:style-name="T2">Container1</text:span></text:p>
            </draw:text-box>
          </draw:frame>
          <draw:frame draw:style-name="gr13" draw:text-style-name="P12" draw:layer="layout" svg:width="2.7cm" svg:height="0.725cm" svg:x="12.4cm" svg:y="16.953cm">
            <draw:text-box>
              <text:p text:style-name="P11"><text:span text:style-name="T2">Container2</text:span></text:p>
            </draw:text-box>
          </draw:frame>
          <draw:frame draw:style-name="gr13" draw:text-style-name="P12" draw:layer="layout" svg:width="2.7cm" svg:height="0.725cm" svg:x="12.4cm" svg:y="17.735cm">
            <draw:text-box>
              <text:p text:style-name="P11"><text:span text:style-name="T2">Container3</text:span></text:p>
            </draw:text-box>
          </draw:frame>
        </draw:g>
        <draw:frame draw:style-name="gr14" draw:text-style-name="P12" draw:layer="layout" svg:width="7.589cm" svg:height="0.725cm" svg:x="5.211cm" svg:y="12.2cm">
          <draw:text-box>
            <text:p><text:span text:style-name="T3">Namazu</text:span><text:span text:style-name="T2"> means a catfish in Japane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exゴシック" svg:font-family="IPAexゴシック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9T14:48:34.684067206</meta:creation-date>
    <dc:date>2016-08-29T15:51:41.222022782</dc:date>
    <meta:editing-duration>PT1H2M47S</meta:editing-duration>
    <meta:editing-cycles>41</meta:editing-cycles>
    <meta:generator>LibreOffice/5.1.4.2$Linux_X86_64 LibreOffice_project/10m0$Build-2</meta:generator>
    <meta:document-statistic meta:object-count="42"/>
  </office:meta>
</office:document-meta>
</file>